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8f11"/>
    </style:style>
    <style:style style:name="T2" style:family="text">
      <style:text-properties officeooo:rsid="000bdf4e"/>
    </style:style>
    <style:style style:name="T3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s2 topic list | grep vehicle_control_cmd</text:p>
      <text:p text:style-name="Standard"/>
      <text:p text:style-name="Standard">ros2 service call /carla/spawn_object carla_msgs/srv/SpawnObject "{</text:p>
      <text:p text:style-name="Standard"><text:s text:c="2"/>type: 'vehicle.tesla.model3',</text:p>
      <text:p text:style-name="Standard"><text:s text:c="2"/>id: '<text:span text:style-name="T2">hero_vehicle</text:span>',</text:p>
      <text:p text:style-name="Standard"><text:s text:c="2"/>attributes: [{key: 'role_name', value: 'hero'}], <text:s text:c="67"/></text:p>
      <text:p text:style-name="Standard"><text:s text:c="2"/>transform: {</text:p>
      <text:p text:style-name="Standard"><text:s text:c="4"/>position: {x: <text:span text:style-name="T1">402</text:span>.0, y: <text:span text:style-name="T1">130</text:span>.0, z: 0.5},</text:p>
      <text:p text:style-name="Standard"><text:s text:c="4"/>orientation: {x: 0.0, y: 0.0, z: 90.0, w: -90.0}</text:p>
      <text:p text:style-name="Standard"><text:s text:c="2"/>},</text:p>
      <text:p text:style-name="Standard"><text:s text:c="2"/>attach_to: 0,</text:p>
      <text:p text:style-name="Standard"><text:s text:c="2"/>random_pose: false</text:p>
      <text:p text:style-name="Standard">}"</text:p>
      <text:p text:style-name="Standard"/>
      <text:p text:style-name="Standard"/>
      <text:p text:style-name="Standard">ros2 topic pub <text:span text:style-name="T3">/carla/hero/vehicle_control_cmd</text:span> carla_msgs/msg/CarlaEgoVehicleControl "{</text:p>
      <text:p text:style-name="Standard"><text:s text:c="2"/>throttle: 1.0,</text:p>
      <text:p text:style-name="Standard"><text:s text:c="2"/>steer: 0.0,</text:p>
      <text:p text:style-name="Standard"><text:s text:c="2"/>brake: 0.0,</text:p>
      <text:p text:style-name="Standard"><text:s text:c="2"/>hand_brake: false,</text:p>
      <text:p text:style-name="Standard"><text:s text:c="2"/>reverse: false,</text:p>
      <text:p text:style-name="Standard"><text:s text:c="2"/>manual_gear_shift: false</text:p>
      <text:p text:style-name="Standard">}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42:01.090074617</meta:creation-date>
    <dc:date>2025-03-05T00:56:06.148293564</dc:date>
    <meta:editing-duration>PT13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64" meta:character-count="623" meta:non-whitespace-character-count="477"/>
  </office:meta>
</office:document-meta>
</file>